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table_5f_test" style:display-name="table_test" style:family="table">
      <style:table-properties style:width="16.457cm" fo:margin-left="0.016cm" fo:margin-right="0.028cm" table:align="margins"/>
    </style:style>
    <style:style style:name="table_5f_test.A" style:display-name="table_test.A" style:family="table-column">
      <style:table-column-properties style:column-width="1.03cm" style:rel-column-width="4102*"/>
    </style:style>
    <style:style style:name="table_5f_test.B" style:display-name="table_test.B" style:family="table-column">
      <style:table-column-properties style:column-width="5.399cm" style:rel-column-width="21500*"/>
    </style:style>
    <style:style style:name="table_5f_test.C" style:display-name="table_test.C" style:family="table-column">
      <style:table-column-properties style:column-width="4.075cm" style:rel-column-width="16225*"/>
    </style:style>
    <style:style style:name="table_5f_test.D" style:display-name="table_test.D" style:family="table-column">
      <style:table-column-properties style:column-width="2.593cm" style:rel-column-width="10325*"/>
    </style:style>
    <style:style style:name="table_5f_test.E" style:display-name="table_test.E" style:family="table-column">
      <style:table-column-properties style:column-width="3.36cm" style:rel-column-width="13383*"/>
    </style:style>
    <style:style style:name="table_5f_test.A1" style:display-name="table_test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_5f_test.E1" style:display-name="table_test.E1" style:family="table-cell">
      <style:table-cell-properties style:vertical-align="middle" fo:padding="0.097cm" fo:border="0.002cm solid #000000"/>
    </style:style>
    <style:style style:name="Таблица1" style:family="table">
      <style:table-properties style:width="16.461cm" fo:margin-left="0.011cm" fo:margin-right="0.03cm" table:align="margins" style:may-break-between-rows="false" style:writing-mode="lr-tb"/>
    </style:style>
    <style:style style:name="Таблица1.A" style:family="table-column">
      <style:table-column-properties style:column-width="8.345cm" style:rel-column-width="33223*"/>
    </style:style>
    <style:style style:name="Таблица1.B" style:family="table-column">
      <style:table-column-properties style:column-width="8.116cm" style:rel-column-width="32312*"/>
    </style:style>
    <style:style style:name="Таблица1.1" style:family="table-row">
      <style:table-row-properties style:min-row-height="1.376cm" style:keep-together="true" fo:keep-together="auto"/>
    </style:style>
    <style:style style:name="Таблица1.A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1.A2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6.383cm" fo:margin-left="-0.191cm" table:align="left" style:writing-mode="lr-tb"/>
    </style:style>
    <style:style style:name="Таблица3.A" style:family="table-column">
      <style:table-column-properties style:column-width="8.761cm"/>
    </style:style>
    <style:style style:name="Таблица3.B" style:family="table-column">
      <style:table-column-properties style:column-width="7.622cm"/>
    </style:style>
    <style:style style:name="Таблица3.1" style:family="table-row">
      <style:table-row-properties style:min-row-height="0.529cm" style:keep-together="false" fo:keep-together="always"/>
    </style:style>
    <style:style style:name="Таблица3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size="9pt" fo:language="ru" fo:country="RU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style:text-position="super 58%"/>
    </style:style>
    <style:style style:name="P5" style:family="paragraph" style:parent-style-name="Standard">
      <style:paragraph-properties fo:text-align="center" style:justify-single-word="false"/>
      <style:text-properties style:text-position="super 58%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 fo:orphans="2" fo:widows="2" fo:hyphenation-ladder-count="no-limit"/>
      <style:text-properties fo:font-size="9pt" style:font-size-asian="9pt" style:language-asian="ru" style:country-asian="RU" style:font-size-complex="9pt" fo:hyphenate="tru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>
      <style:text-properties fo:font-size="10pt" fo:font-weight="bold" style:font-size-asian="10pt" style:font-weight-asian="bold" style:font-size-complex="10pt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/>
    </style:style>
    <style:style style:name="P11" style:family="paragraph" style:parent-style-name="Обычный1">
      <style:paragraph-properties fo:text-align="end" style:justify-single-word="fals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</style:style>
    <style:style style:name="P12" style:family="paragraph" style:parent-style-name="Обычный1">
      <style:paragraph-properties fo:text-align="end" style:justify-single-word="fals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size="9pt" style:font-size-asian="9pt" style:font-size-complex="9pt"/>
    </style:style>
    <style:style style:name="P13" style:family="paragraph" style:parent-style-name="Обычный1">
      <style:paragraph-properties fo:margin-left="1.311cm" fo:margin-right="0cm" fo:text-indent="0cm" style:auto-text-indent="false">
        <style:tab-stops>
          <style:tab-stop style:position="-55.88cm"/>
          <style:tab-stop style:position="-55.57cm"/>
          <style:tab-stop style:position="-54.319cm"/>
          <style:tab-stop style:position="-53.068cm"/>
          <style:tab-stop style:position="-51.818cm"/>
          <style:tab-stop style:position="-50.567cm"/>
          <style:tab-stop style:position="-49.317cm"/>
          <style:tab-stop style:position="-48.066cm"/>
          <style:tab-stop style:position="-46.815cm"/>
          <style:tab-stop style:position="-45.565cm"/>
          <style:tab-stop style:position="-44.314cm"/>
          <style:tab-stop style:position="-43.064cm"/>
          <style:tab-stop style:position="-41.813cm"/>
          <style:tab-stop style:position="-40.562cm"/>
          <style:tab-stop style:position="-39.312cm"/>
          <style:tab-stop style:position="-38.061cm"/>
          <style:tab-stop style:position="-36.811cm"/>
          <style:tab-stop style:position="-35.56cm"/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  <style:tab-stop style:position="17.508cm"/>
          <style:tab-stop style:position="18.759cm"/>
          <style:tab-stop style:position="20.01cm"/>
          <style:tab-stop style:position="21.26cm"/>
          <style:tab-stop style:position="22.511cm"/>
          <style:tab-stop style:position="23.761cm"/>
          <style:tab-stop style:position="25.012cm"/>
          <style:tab-stop style:position="26.263cm"/>
          <style:tab-stop style:position="27.513cm"/>
          <style:tab-stop style:position="28.764cm"/>
          <style:tab-stop style:position="30.014cm"/>
          <style:tab-stop style:position="31.265cm"/>
          <style:tab-stop style:position="32.516cm"/>
          <style:tab-stop style:position="33.766cm"/>
          <style:tab-stop style:position="35.017cm"/>
          <style:tab-stop style:position="36.267cm"/>
          <style:tab-stop style:position="37.518cm"/>
          <style:tab-stop style:position="38.769cm"/>
          <style:tab-stop style:position="40.019cm"/>
          <style:tab-stop style:position="41.27cm"/>
          <style:tab-stop style:position="42.52cm"/>
          <style:tab-stop style:position="43.771cm"/>
          <style:tab-stop style:position="45.022cm"/>
          <style:tab-stop style:position="46.272cm"/>
          <style:tab-stop style:position="47.523cm"/>
          <style:tab-stop style:position="48.773cm"/>
          <style:tab-stop style:position="50.024cm"/>
          <style:tab-stop style:position="51.274cm"/>
          <style:tab-stop style:position="52.525cm"/>
          <style:tab-stop style:position="53.776cm"/>
          <style:tab-stop style:position="55.026cm"/>
          <style:tab-stop style:position="55.88cm"/>
        </style:tab-stops>
      </style:paragraph-properties>
      <style:text-properties style:font-name-asian="Arial Unicode MS"/>
    </style:style>
    <style:style style:name="P1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pt" style:font-size-asian="10pt" style:font-size-complex="10pt" style:font-weight-complex="bold"/>
    </style:style>
    <style:style style:name="P16" style:family="paragraph" style:parent-style-name="Standard">
      <style:paragraph-properties fo:margin-left="0.026cm" fo:margin-right="0cm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fo:font-size="10pt" style:font-size-asian="10pt" style:font-size-complex="10pt"/>
    </style:style>
    <style:style style:name="P17" style:family="paragraph" style:parent-style-name="Standard">
      <style:paragraph-properties fo:margin-left="-0.191cm" fo:margin-right="-0.005cm" fo:text-align="justify" style:justify-single-word="false" fo:text-indent="0cm" style:auto-text-indent="false"/>
    </style:style>
    <style:style style:name="P18" style:family="paragraph" style:parent-style-name="p_5f_1" style:master-page-name="Standard">
      <style:paragraph-properties style:page-number="auto" fo:break-before="pag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language="ru" fo:country="RU"/>
    </style:style>
    <style:style style:name="T7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Приложение №1 </text:p>
      <text:p text:style-name="P12">к Акту оказанных услуг <text:s/>№___ от «____» «___» _____________ 20___года.</text:p>
      <text:p text:style-name="P11"><text:span text:style-name="T1">за период </text:span><text:span text:style-name="T2">с ___.___.20__ по ___.___.20__</text:span><text:span text:style-name="T1"> </text:span></text:p>
      <text:p text:style-name="P12"/>
      <text:p text:style-name="P12"/>
      <text:p text:style-name="P7">Данные ДЛЯ РАСЧЕТА К</text:p>
      <text:p text:style-name="P7">АктУ</text:p>
      <text:p text:style-name="P7">ОКАЗАННЫХ УСЛУГ № ______</text:p>
      <text:p text:style-name="P8"><text:span text:style-name="T2">по </text:span>Договору №_______ от «_____» сентября 2012 года</text:p>
      <text:p text:style-name="period">за период с ___.___.20__ по ___.___.20__</text:p>
      <text:p text:style-name="P12"/>
      <text:p text:style-name="P12"/>
      <text:p text:style-name="P14"><text:span text:style-name="T3">ООО «Ваан»</text:span>, именуемое в дальнейшем <text:span text:style-name="T4">«</text:span><text:span text:style-name="T3">Общество</text:span><text:span text:style-name="T4">»,</text:span><text:span text:style-name="T2"> в</text:span> лице <text:span text:style-name="T2">______________________________, <text:s/>действующего на основании _________________________, и</text:span> </text:p>
      <text:p text:style-name="P14"><text:span text:style-name="T4">Открытое акционерное общество «Петербургский социальный коммерческий банк»,</text:span><text:span text:style-name="T2"> именуемое в дальнейшем </text:span><text:span text:style-name="T4">«Банк»</text:span><text:span text:style-name="T2">, в лице _________________________________, действующего на основании _____________________________________, в соответствии с </text:span>Договором №_______ от «_____» сентября 2012 года<text:span text:style-name="T2"> (далее - Договор), настоящим подтверждают, что </text:span><text:span text:style-name="T4">с ___.___.20__ по <text:s text:c="21"/>___.___.20__</text:span><text:span text:style-name="T2">.(Отчетный период): </text:span></text:p>
      <text:p text:style-name="P15"/>
      <text:p text:style-name="P16"><text:span text:style-name="T2">Банком были открыты аккредитивы на основании заявлений Заказчиков на открытие аккредитивов за отчетный период, по </text:span>Основному договору: </text:p>
      <text:p text:style-name="P12"/>
      <text:p text:style-name="P12"/>
      <table:table table:name="table_test" table:style-name="table_5f_test">
        <table:table-column table:style-name="table_5f_test.A"/>
        <table:table-column table:style-name="table_5f_test.B"/>
        <table:table-column table:style-name="table_5f_test.C"/>
        <table:table-column table:style-name="table_5f_test.D"/>
        <table:table-column table:style-name="table_5f_test.E"/>
        <table:table-row>
          <table:table-cell table:style-name="table_5f_test.A1" office:value-type="string">
            <text:p text:style-name="P1">п/п</text:p>
          </table:table-cell>
          <table:table-cell table:style-name="table_5f_test.A1" office:value-type="string">
            <text:p text:style-name="P1">Наименование Заказчика</text:p>
          </table:table-cell>
          <table:table-cell table:style-name="table_5f_test.A1" office:value-type="string">
            <text:p text:style-name="P2">Соглашение </text:p>
            <text:p text:style-name="P2">(<text:span text:style-name="T6">№, дата)</text:span></text:p>
          </table:table-cell>
          <table:table-cell table:style-name="table_5f_test.A1" office:value-type="string">
            <text:p text:style-name="P6">Идентификатор </text:p>
            <text:p text:style-name="P6">аккредитива</text:p>
          </table:table-cell>
          <table:table-cell table:style-name="table_5f_test.E1" office:value-type="string">
            <text:p text:style-name="P6">Сумма перевода денежных средств, перечисленная Заказчиком Банку в целях открытия аккредитива (руб.)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columns-spanned="2" office:value-type="string">
            <text:p text:style-name="P17"><text:span text:style-name="T7">Настоящие данные <text:s/>являются основанием для составления Акта оказанных услуг за отчетный период между Сторонами в соответствии с условиями настоящего Договора.</text:span> </text:p>
            <text:p text:style-name="P3"/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9">От Банка:</text:p>
          </table:table-cell>
          <table:table-cell table:style-name="Таблица1.A2" office:value-type="string">
            <text:p text:style-name="P9">От Общества:</text:p>
          </table:table-cell>
        </table:table-row>
        <table:table-row table:style-name="Таблица1.1">
          <table:table-cell table:style-name="Таблица1.A2" office:value-type="string">
            <text:p text:style-name="P8"/>
            <text:p text:style-name="P8">__________________________<text:span text:style-name="T5"> Должность,Ф.И.О.</text:span></text:p>
          </table:table-cell>
          <table:table-cell table:style-name="Таблица1.A2" office:value-type="string">
            <text:p text:style-name="P8"/>
            <text:p text:style-name="P8">__________________________<text:span text:style-name="T5"> Должность,Ф.И.О.</text:span></text:p>
          </table:table-cell>
        </table:table-row>
        <table:table-row table:style-name="Таблица1.1">
          <table:table-cell table:style-name="Таблица1.A2" office:value-type="string">
            <text:p text:style-name="P4">М.П.</text:p>
          </table:table-cell>
          <table:table-cell table:style-name="Таблица1.A2" office:value-type="string">
            <text:p text:style-name="P4">М.П.</text:p>
          </table:table-cell>
        </table:table-row>
        <table:table-row table:style-name="Таблица1.1">
          <table:table-cell table:style-name="Таблица1.A2" table:number-columns-spanned="2" office:value-type="string">
            <text:p text:style-name="P10">Форма данных для расчета Акта согласована Сторонами в качестве примерной формы</text:p>
            <text:p text:style-name="P5"/>
          </table:table-cell>
          <table:covered-table-cell/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3"/>
            <text:p text:style-name="P13">ООО «Ваан»</text:p>
            <text:p text:style-name="P13">Генеральный директор </text:p>
            <text:p text:style-name="P13"/>
            <text:p text:style-name="P13"/>
            <text:p text:style-name="P13">__________________/ Тарханов В.О./</text:p>
            <text:p text:style-name="P13"/>
          </table:table-cell>
          <table:table-cell table:style-name="Таблица3.A1" office:value-type="string">
            <text:p text:style-name="P13"/>
            <text:p text:style-name="P13">ОАО «ПСКБ»</text:p>
            <text:p text:style-name="P13">Первый Заместитель Председателя Правления ОАО «ПСКБ»</text:p>
            <text:p text:style-name="P13"/>
            <text:p text:style-name="P13">________________ / Копытов С.Ю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бычный1" style:family="paragraph" style:default-outline-level="">
      <style:paragraph-properties fo:margin-top="0cm" fo:margin-bottom="0cm" fo:line-height="100%" fo:orphans="0" fo:widows="0" fo:hyphenation-ladder-count="no-limit" style:writing-mode="lr-tb"/>
      <style:text-properties fo:color="#000000" style:font-name="Times New Roman" fo:font-size="10pt" style:font-name-asian="ヒラギノ角ゴ Pro W3" style:font-size-asian="10pt" style:language-asian="ar" style:country-asian="SA" style:font-name-complex="Times New Roman1" style:font-size-complex="10pt" fo:hyphenate="false" fo:hyphenation-remain-char-count="2" fo:hyphenation-push-char-count="2"/>
    </style:style>
    <style:style style:name="period" style:family="paragraph" style:parent-style-name="Standard" style:class="text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_5f_1" style:display-name="p_1" style:family="paragraph" style:parent-style-name="Обычный1" style:class="text">
      <style:paragraph-properties fo:text-align="end" style:justify-single-word="fals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size="9pt" style:font-size-asian="9pt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3:14:56.32</meta:creation-date>
    <dc:date>2013-02-18T12:37:25.15</dc:date>
    <meta:editing-duration>PT5H11M5S</meta:editing-duration>
    <meta:editing-cycles>20</meta:editing-cycles>
    <meta:generator>OpenOffice.org/3.4.1$Win32 OpenOffice.org_project/341m1$Build-9593</meta:generator>
    <meta:document-statistic meta:table-count="3" meta:image-count="0" meta:object-count="0" meta:page-count="1" meta:paragraph-count="32" meta:word-count="191" meta:character-count="1614"/>
  </office:meta>
</office:document-meta>
</file>